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/>
    </style:style>
    <style:style style:name="P2" style:family="paragraph" style:parent-style-name="Preformatted_20_Text">
      <style:text-properties style:font-name="Verdana"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 style:list-style-name="L1">
      <style:text-properties style:font-name="Verdana"/>
    </style:style>
    <style:style style:name="P5" style:family="paragraph" style:parent-style-name="Preformatted_20_Text" style:list-style-name="L2">
      <style:text-properties style:font-name="Verdana"/>
    </style:style>
    <style:style style:name="P6" style:family="paragraph" style:parent-style-name="Preformatted_20_Text" style:list-style-name="L3">
      <style:text-properties style:font-name="Verdana" fo:font-weight="bold" style:font-weight-asian="bold" style:font-weight-complex="bold"/>
    </style:style>
    <style:style style:name="P7" style:family="paragraph" style:parent-style-name="Preformatted_20_Text" style:list-style-name="L3">
      <style:text-properties style:font-name="Verdan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5in" fo:margin-left="0.551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6in" fo:text-indent="-0.25in" fo:margin-left="0.801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16in" fo:text-indent="-0.25in" fo:margin-left="1.051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16in" fo:text-indent="-0.25in" fo:margin-left="1.301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16in" fo:text-indent="-0.25in" fo:margin-left="1.551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16in" fo:text-indent="-0.25in" fo:margin-left="1.8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16in" fo:text-indent="-0.25in" fo:margin-left="2.051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16in" fo:text-indent="-0.25in" fo:margin-left="2.301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16in" fo:text-indent="-0.25in" fo:margin-left="2.551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6in" fo:text-indent="-0.25in" fo:margin-left="2.801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uri Coast Volunteer Information Hub</text:p>
      <text:p text:style-name="P1"/>
      <text:p text:style-name="P2">Purpose</text:p>
      <text:p text:style-name="P1"/>
      <text:p text:style-name="P1">Understand what people and their organsiations need in regards to community involvement i.e. volunteer service; to attract, retain, train; to give individuals a rewarding time and to help community groups get and give the best to their partners and volunteers.</text:p>
      <text:p text:style-name="P1"/>
      <text:p text:style-name="P1">Allow the visitor to quickly identify how central the aspect of their life they they want the hub to focus on</text:p>
      <text:p text:style-name="P1"/>
      <text:list xml:id="list11759379111" text:style-name="L1">
        <text:list-item>
          <text:p text:style-name="P4">I</text:p>
        </text:list-item>
        <text:list-item>
          <text:p text:style-name="P4">My organisation</text:p>
        </text:list-item>
        <text:list-item>
          <text:p text:style-name="P4">My community</text:p>
        </text:list-item>
        <text:list-item>
          <text:p text:style-name="P4">My business</text:p>
        </text:list-item>
      </text:list>
      <text:p text:style-name="P1"/>
      <text:p text:style-name="P1">identify which sort of requirement</text:p>
      <text:p text:style-name="P1"/>
      <text:list xml:id="list2124353172" text:style-name="L2">
        <text:list-item>
          <text:p text:style-name="P5">can benefit from</text:p>
        </text:list-item>
        <text:list-item>
          <text:p text:style-name="P5">would like to</text:p>
        </text:list-item>
        <text:list-item>
          <text:p text:style-name="P5">need(s) help to</text:p>
        </text:list-item>
      </text:list>
      <text:p text:style-name="P1"/>
      <text:p text:style-name="P1"/>
      <text:p text:style-name="P1">Resulting in</text:p>
      <text:p text:style-name="P1"/>
      <text:list xml:id="list1646752496" text:style-name="L3">
        <text:list-item>
          <text:p text:style-name="P6">I</text:p>
          <text:list>
            <text:list-item>
              <text:p text:style-name="P7">can benefit from</text:p>
              <text:list>
                <text:list-item>
                  <text:p text:style-name="P7"/>
                </text:list-item>
              </text:list>
            </text:list-item>
            <text:list-item>
              <text:p text:style-name="P7">would like to</text:p>
              <text:list>
                <text:list-item>
                  <text:p text:style-name="P7">better understand</text:p>
                  <text:list>
                    <text:list-item>
                      <text:p text:style-name="P7">the benefits of volunteering</text:p>
                    </text:list-item>
                    <text:list-item>
                      <text:p text:style-name="P7">what opportunities exist to volunteer</text:p>
                    </text:list-item>
                  </text:list>
                </text:list-item>
              </text:list>
            </text:list-item>
            <text:list-item>
              <text:p text:style-name="P7">need help to</text:p>
              <text:list>
                <text:list-item>
                  <text:p text:style-name="P7">find the right sort of group to join</text:p>
                </text:list-item>
              </text:list>
            </text:list-item>
          </text:list>
        </text:list-item>
      </text:list>
      <text:p text:style-name="P1"/>
      <text:p text:style-name="P1"/>
      <text:list xml:id="list702441859" text:continue-numbering="true" text:style-name="L3">
        <text:list-item>
          <text:p text:style-name="P6">My organisation</text:p>
          <text:list>
            <text:list-item>
              <text:p text:style-name="P7">can benefit from</text:p>
              <text:list>
                <text:list-item>
                  <text:p text:style-name="P7"/>
                </text:list-item>
              </text:list>
            </text:list-item>
            <text:list-item>
              <text:p text:style-name="P7">would like to</text:p>
              <text:list>
                <text:list-item>
                  <text:p text:style-name="P7">find more volunteers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7">needs help to</text:p>
              <text:list>
                <text:list-item>
                  <text:p text:style-name="P7">train specialists i.e. secretary, treasurer</text:p>
                </text:list-item>
                <text:list-item>
                  <text:p text:style-name="P7">advertise what we do</text:p>
                </text:list-item>
                <text:list-item>
                  <text:p text:style-name="P7">better understand what volunteers want</text:p>
                </text:list-item>
              </text:list>
            </text:list-item>
          </text:list>
        </text:list-item>
        <text:list-item>
          <text:p text:style-name="P6">My community</text:p>
          <text:list>
            <text:list-item>
              <text:p text:style-name="P7"/>
            </text:list-item>
          </text:list>
        </text:list-item>
        <text:list-item>
          <text:p text:style-name="P6">My business</text:p>
          <text:list>
            <text:list-item>
              <text:p text:style-name="P7"/>
            </text:list-item>
          </text:list>
        </text:list-item>
      </text:list>
      <text:p text:style-name="P1"/>
      <text:p text:style-name="P1"/>
      <text:p text:style-name="P1">Information focused on answering each question is displayed with links to further resources. Where appropriate lists of organsiations, individuals can be searched to create networking opportunities.</text:p>
      <text:p text:style-name="P1"/>
      <text:p text:style-name="P1"/>
      <text:p text:style-name="P1">http://nonprofit.about.com/od/volunteers/tp/whatvolunteerswant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7T12:18:06</dc:date>
    <dc:creator>Joe </dc:creator>
    <meta:generator>LibreOffice/3.5$Linux_X86_64 LibreOffice_project/350m1$Build-2</meta:generator>
    <meta:editing-duration>PT22M8S</meta:editing-duration>
    <meta:editing-cycles>7</meta:editing-cycles>
    <meta:document-statistic meta:table-count="0" meta:image-count="0" meta:object-count="0" meta:page-count="1" meta:paragraph-count="33" meta:word-count="203" meta:character-count="1217" meta:non-whitespace-character-count="1072"/>
  </office:meta>
</office:document-meta>
</file>